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DejaVu Sans Mono" svg:font-family="DejaVu Sans Mono" style:font-family-generic="system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2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3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4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5" style:parent-style-name="DefaultParagraphFont" style:family="text">
      <style:text-properties style:font-name="Liberation Mono" style:font-name-asian="Liberation Mono" style:font-name-complex="Liberation Mono" fo:color="#000000" fo:font-size="10pt" style:font-size-asian="10pt"/>
    </style:style>
    <style:style style:name="T16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7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8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19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20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21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22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23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26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27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28" style:parent-style-name="DefaultParagraphFont" style:family="text">
      <style:text-properties style:font-name="Liberation Mono" style:font-name-asian="Liberation Mono" style:font-name-complex="Liberation Mono" fo:font-size="10pt" style:font-size-asian="10pt"/>
    </style:style>
    <style:style style:name="T29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0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31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2" style:parent-style-name="DefaultParagraphFont" style:family="text">
      <style:text-properties style:font-name="Liberation Mono" style:font-name-asian="Liberation Mono" style:font-name-complex="Liberation Mono" fo:font-size="10pt" style:font-size-asian="10pt"/>
    </style:style>
    <style:style style:name="T33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4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5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6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7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8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39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40" style:parent-style-name="DefaultParagraphFont" style:family="text">
      <style:text-properties style:font-name="DejaVu Sans Mono" style:font-name-asian="DejaVu Sans Mono" style:font-name-complex="DejaVu Sans Mono" fo:color="#000000" fo:font-size="10pt" style:font-size-asian="10pt"/>
    </style:style>
    <style:style style:name="T41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42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43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44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49" style:parent-style-name="DefaultParagraphFont" style:family="text">
      <style:text-properties style:font-name="DejaVu Sans Mono" style:font-name-asian="DejaVu Sans Mono" style:font-name-complex="DejaVu Sans Mono" fo:color="#0000FF" fo:font-size="10pt" style:font-size-asian="10pt"/>
    </style:style>
    <style:style style:name="T50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51" style:parent-style-name="DefaultParagraphFont" style:family="text">
      <style:text-properties style:font-name="Liberation Mono" style:font-name-asian="Liberation Mono" style:font-name-complex="Liberation Mono" fo:font-size="10pt" style:font-size-asian="10pt"/>
    </style:style>
    <style:style style:name="T52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53" style:parent-style-name="DefaultParagraphFont" style:family="text">
      <style:text-properties style:font-name="DejaVu Sans Mono" style:font-name-asian="DejaVu Sans Mono" style:font-name-complex="DejaVu Sans Mono" fo:font-size="10pt" style:font-size-asian="10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.</text:span></text:p>
      <text:p text:style-name="Normal"><text:span text:style-name="T3">2.</text:span></text:p>
      <text:p text:style-name="Normal"><draw:frame draw:z-index="251658240" draw:id="id0" draw:style-name="a0" draw:name="Picture 1" text:anchor-type="as-char" svg:x="0in" svg:y="0in" svg:width="6.21736in" svg:height="4.94931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<text:span text:style-name="T4">3.</text:span></text:p>
      <text:p text:style-name="Normal"/>
      <text:p text:style-name="Normal"><text:span text:style-name="T5">dat=read.csv(file.choose(),header=TRUE,sep=',', row.names=1,check.names=FALSE)</text:span></text:p>
      <text:p text:style-name="Normal"><text:span text:style-name="T6">m=as.matrix(dat)</text:span></text:p>
      <text:p text:style-name="Normal"><text:span text:style-name="T7">net=graph.adjacency(m,mode="directed",weighted=TRUE,diag=FALSE)</text:span></text:p>
      <text:p text:style-name="Normal"><text:span text:style-name="T8">plot.igraph(net,vertex.label=V(net)$name,layout=layout.fruchterman.reingold,</text:span></text:p>
      <text:p text:style-name="Normal"><text:span text:style-name="T9">edge.arrow.size=0.5)</text:span></text:p>
      <text:p text:style-name="Normal"><text:span text:style-name="T10">net</text:span></text:p>
      <text:p text:style-name="Normal"/>
      <text:p text:style-name="Normal"><draw:frame draw:z-index="251658240" draw:id="id1" draw:style-name="a1" draw:name="Picture 2" text:anchor-type="as-char" svg:x="0in" svg:y="0in" svg:width="5.08333in" svg:height="3.1340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Normal"/>
      <text:p text:style-name="Normal"><text:span text:style-name="T11">IGRAPH c8bf0fb DNW- 11 59 --</text:span></text:p>
      <text:p text:style-name="Normal"><text:span text:style-name="T12">+ attr: name (v/c), weight (e</text:span><text:span text:style-name="T13">/n)</text:span></text:p>
      <text:p text:style-name="Normal"><text:span text:style-name="T14">+ edges from c8bf0fb (vertex names):</text:span></text:p>
      <text:p text:style-name="Normal"><text:span text:style-name="T15"><text:s/></text:span><text:span text:style-name="T16">[1] 2000-&gt;2001 2000-&gt;2003 2000-&gt;2005 2000-&gt;2007 2001-&gt;2000 2001-&gt;2002 2001-&gt;2004 2001-&gt;2006 2001-&gt;2007 2001-&gt;2009 2001-&gt;2010</text:span></text:p>
      <text:p text:style-name="Normal"><text:span text:style-name="T17">[12] 2002-&gt;2000 2002-&gt;2001 2002-&gt;2004 2003-&gt;2000 2003-&gt;2001 2003-&gt;2002 2003-&gt;2005 2003-&gt;2</text:span><text:span text:style-name="T18">007 2003-&gt;2009 2004-&gt;2000 2004-&gt;2002</text:span></text:p>
      <text:p text:style-name="Normal"><text:span text:style-name="T19">[23] 2004-&gt;2005 2004-&gt;2007 2004-&gt;2009 2004-&gt;2010 2005-&gt;2002 2005-&gt;2003 2005-&gt;2004 2005-&gt;2006 2005-&gt;2010 2006-&gt;2002 2006-&gt;2004</text:span></text:p>
      <text:p text:style-name="Normal"><text:span text:style-name="T20">[34] 2006-&gt;2008 2006-&gt;2010 2007-&gt;2002 2007-&gt;2003 2007-&gt;2004 2007-&gt;2006 2007-&gt;2010 2008-&gt;2000<text:s/></text:span><text:span text:style-name="T21">2008-&gt;2004 2008-&gt;2006 2008-&gt;2009</text:span></text:p>
      <text:p text:style-name="Normal"><text:span text:style-name="T22">[45] 2009-&gt;2000 2009-&gt;2001 2009-&gt;2002 2009-&gt;2004 2009-&gt;2005 2009-&gt;2007 2009-&gt;2008 2010-&gt;2001 2010-&gt;2002 2010-&gt;2003 2010-&gt;2005</text:span></text:p>
      <text:p text:style-name="Normal"><text:span text:style-name="T23">[56] 2010-&gt;2006 2010-&gt;2007 2010-&gt;2008 2010-&gt;2009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24">4.</text:span></text:p>
      <text:p text:style-name="Normal"><text:span text:style-name="T25">&gt; V(net)</text:span></text:p>
      <text:p text:style-name="Normal"><text:span text:style-name="T26">+ 11/11 vertices, named,<text:s/></text:span><text:span text:style-name="T27">from ad2dcbc:</text:span></text:p>
      <text:p text:style-name="Normal"><text:span text:style-name="T28"><text:s/></text:span><text:span text:style-name="T29">[1] 2000 2001 2002 2003 2004 2005 2006 2007 2008 2009 2010</text:span></text:p>
      <text:p text:style-name="Normal"><text:span text:style-name="T30">&gt; E(net)</text:span></text:p>
      <text:p text:style-name="Normal"><text:span text:style-name="T31">+ 43/43 edges from ad2dcbc (vertex names):</text:span></text:p>
      <text:p text:style-name="Normal"><text:span text:style-name="T32"><text:s/></text:span><text:span text:style-name="T33">[1] 2000--2001 2000--2002 2000--2003 2000--2004 2000--2005 2000--2007 2000--2008 2000--2009 2001--2002 2001--2003<text:s/></text:span><text:span text:style-name="T34">2001--2004</text:span></text:p>
      <text:p text:style-name="Normal"><text:span text:style-name="T35">[12] 2001--2006 2001--2007 2001--2009 2001--2010 2002--2003 2002--2004 2002--2005 2002--2006 2002--2007 2002--2009 2002--2010</text:span></text:p>
      <text:p text:style-name="Normal"><text:span text:style-name="T36">[23] 2003--2005 2003--2007 2003--2009 2003--2010 2004--2005 2004--2006 2004--2007 2004--2008 2004--2009 2004--2010 2005</text:span><text:span text:style-name="T37">--2006</text:span></text:p>
      <text:p text:style-name="Normal"><text:span text:style-name="T38">[34] 2005--2009 2005--2010 2006--2007 2006--2008 2006--2010 2007--2009 2007--2010 2008--2009 2008--2010 2009--2010</text:span></text:p>
      <text:p text:style-name="Normal"><text:span text:style-name="T39">&gt;</text:span></text:p>
      <text:p text:style-name="Normal"/>
      <text:p text:style-name="Normal"/>
      <text:p text:style-name="Normal"/>
      <text:p text:style-name="Normal"><text:span text:style-name="T40">5. Find the count of vertices and edges of the created graph</text:span></text:p>
      <text:p text:style-name="Normal"><text:span text:style-name="T41">&gt; vcount(net)</text:span></text:p>
      <text:p text:style-name="Normal"><text:span text:style-name="T42">[1] 11</text:span></text:p>
      <text:p text:style-name="Normal"><text:span text:style-name="T43">&gt; ecount(net)</text:span></text:p>
      <text:p text:style-name="Normal"><text:span text:style-name="T44">[1] 43</text:span></text:p>
      <text:p text:style-name="Normal"/>
      <text:p text:style-name="Normal"/>
      <text:p text:style-name="Normal"><text:span text:style-name="T45">6.Display the adjacency</text:span><text:span text:style-name="T46"><text:s/>vertices of each vertex(individual) in the created graph</text:span></text:p>
      <text:p text:style-name="Normal"/>
      <text:p text:style-name="Normal"><draw:frame draw:z-index="251658240" draw:id="id2" draw:style-name="a2" draw:name="Picture 3" text:anchor-type="as-char" svg:x="0in" svg:y="0in" svg:width="4.49097in" svg:height="3.9493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/>
      <text:p text:style-name="Normal"><text:span text:style-name="T47">7.</text:span></text:p>
      <text:p text:style-name="Normal"><text:span text:style-name="T48">degree(net, v = V(net), mode = c("all", "out", "in", "total"),</text:span></text:p>
      <text:p text:style-name="Normal"><text:span text:style-name="T49"><text:s text:c="2"/>loops = TRUE, normalized = FALSE)</text:span></text:p>
      <text:p text:style-name="Normal"><text:span text:style-name="T50">2000 2001 2002 2003 2004 2005 2006 2007 2008 2009 2010</text:span></text:p>
      <text:p text:style-name="Normal"><text:span text:style-name="T51"><text:s text:c="3"/></text:span><text:span text:style-name="T52">8</text:span><text:span text:style-name="T53"><text:s text:c="4"/>8 <text:s text:c="3"/>9 <text:s text:c="3"/>7 <text:s text:c="3"/>9 <text:s text:c="3"/>7 <text:s text:c="3"/>7 <text:s text:c="3"/>8 <text:s text:c="3"/>5 <text:s text:c="3"/>9 <text:s text:c="3"/>9</text:span></text:p>
      <text:p text:style-name="Normal"/>
      <text:p text:style-name="Normal"/>
      <text:p text:style-name="Normal"/>
      <text:p text:style-name="Normal"><text:span text:style-name="T54">8.</text:span></text:p>
      <text:p text:style-name="Normal"/>
      <text:p text:style-name="Normal"><draw:frame draw:z-index="251658240" draw:id="id3" draw:style-name="a3" draw:name="Picture 4" text:anchor-type="as-char" svg:x="0in" svg:y="0in" svg:width="6.92569in" svg:height="2.8333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><text:span text:style-name="T55">9.</text:span></text:p>
      <text:p text:style-name="Normal"/>
      <text:p text:style-name="Normal"><draw:frame draw:z-index="251658240" draw:id="id4" draw:style-name="a4" draw:name="Picture 5" text:anchor-type="as-char" svg:x="0in" svg:y="0in" svg:width="6.92569in" svg:height="3.03264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DejaVu Sans Mono" svg:font-family="DejaVu Sans Mono" style:font-family-generic="system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ini R</dc:creator>
    <meta:creation-date>2020-02-03T10:27:00Z</meta:creation-date>
    <dc:date>2020-02-03T10:50:00Z</dc:date>
    <meta:template xlink:href="Normal.dotm" xlink:type="simple"/>
    <meta:editing-cycles>3</meta:editing-cycles>
    <meta:editing-duration>PT1380S</meta:editing-duration>
    <meta:document-statistic meta:page-count="1" meta:paragraph-count="4" meta:word-count="339" meta:character-count="2269" meta:row-count="16" meta:non-whitespace-character-count="1934"/>
  </office:meta>
</office:document-meta>
</file>